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F000002E63FCCE643.png" manifest:media-type="image/png"/>
  <manifest:file-entry manifest:full-path="Pictures/1000000000000285000002E7E68BE9D8.png" manifest:media-type="image/png"/>
  <manifest:file-entry manifest:full-path="Pictures/100000010000026B000002BD55216A43.png" manifest:media-type="image/png"/>
  <manifest:file-entry manifest:full-path="Pictures/100000010000026B000002BDE08BE6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3d31a" officeooo:paragraph-rsid="0003d31a"/>
    </style:style>
    <style:style style:name="P2" style:family="paragraph" style:parent-style-name="Standard">
      <style:text-properties style:text-underline-style="solid" style:text-underline-width="auto" style:text-underline-color="font-color" officeooo:rsid="0003d31a" officeooo:paragraph-rsid="0003d31a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officeooo:rsid="0003d31a" officeooo:paragraph-rsid="0003d31a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ertification authorities</text:p>
      <text:p text:style-name="P3"/>
      <text:p text:style-name="P4">Amazon</text:p>
      <text:p text:style-name="Standard"/>
      <text:p text:style-name="Standard"><draw:frame draw:style-name="fr2" draw:name="Imagen1" text:anchor-type="char" svg:width="12.749cm" svg:height="14.439cm" draw:z-index="0"><draw:image xlink:href="Pictures/100000010000026B000002BDE08BE615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oogle</text:p>
      <text:p text:style-name="Standard"/>
      <text:p text:style-name="Standard"><draw:frame draw:style-name="fr1" draw:name="Imagen2" text:anchor-type="char" svg:width="15.505cm" svg:height="17.558cm" draw:z-index="1"><draw:image xlink:href="Pictures/100000010000026B000002BD55216A43.png" xlink:type="simple" xlink:show="embed" xlink:actuate="onLoad" draw:mime-type="image/png"/></draw:frame><text:s/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VA</text:p>
      <text:p text:style-name="P2"/>
      <text:p text:style-name="P2"><draw:frame draw:style-name="fr1" draw:name="Imagen3" text:anchor-type="char" svg:width="15.085cm" svg:height="17.376cm" draw:z-index="2"><draw:image xlink:href="Pictures/1000000000000285000002E7E68BE9D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iporta</text:p>
      <text:p text:style-name="P2"/>
      <text:p text:style-name="P2"><draw:frame draw:style-name="fr1" draw:name="Imagen4" text:anchor-type="char" svg:width="16.482cm" svg:height="19.629cm" draw:z-index="3"><draw:image xlink:href="Pictures/100000000000026F000002E63FCCE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d31a" officeooo:paragraph-rsid="0003d3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35:19.668100832</meta:creation-date>
    <dc:date>2025-09-10T20:40:14.187296597</dc:date>
    <meta:editing-duration>PT4M55S</meta:editing-duration>
    <meta:editing-cycles>1</meta:editing-cycles>
    <meta:document-statistic meta:table-count="0" meta:image-count="4" meta:object-count="0" meta:page-count="4" meta:paragraph-count="9" meta:word-count="9" meta:character-count="66" meta:non-whitespace-character-count="60"/>
    <meta:generator>LibreOffice/24.2.7.2$Linux_X86_64 LibreOffice_project/420$Build-2</meta:generator>
  </office:meta>
</office:document-meta>
</file>